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library values(1,"Akash","CNS","2023-5-22"),(2,"Aditya","DBMS","2023-4-23"), (3,"Satvik","TOC","2023-12-3"),(4,"John","Java","2023-3-2"),(5,"Smith","C++","2023-12-2"),(6,"Johan","Python","2023-9-9");</text:p>
      <text:p text:style-name="Standard"/>
      <text:p text:style-name="Standard">Query OK, 6 rows affected (0.031 sec)</text:p>
      <text:p text:style-name="Standard">Records: 6 <text:s/>Duplicates: 0 <text:s/>Warnings: 0</text:p>
      <text:p text:style-name="Standard"/>
      <text:p text:style-name="Standard">MariaDB [te31421_db]&gt; select * from library;</text:p>
      <text:p text:style-name="Standard"/>
      <text:p text:style-name="Standard">+----+--------+--------+------------+</text:p>
      <text:p text:style-name="Standard">| id | name <text:s text:c="2"/>| book <text:s text:c="2"/>| issueDate <text:s/>|</text:p>
      <text:p text:style-name="Standard">+----+--------+--------+------------+</text:p>
      <text:p text:style-name="Standard">| <text:s/>1 | Akash <text:s/>| CNS <text:s text:c="3"/>| 2023-05-22 |</text:p>
      <text:p text:style-name="Standard">| <text:s/>2 | Aditya | DBMS <text:s text:c="2"/>| 2023-04-23 |</text:p>
      <text:p text:style-name="Standard">| <text:s/>3 | Satvik | TOC <text:s text:c="3"/>| 2023-12-03 |</text:p>
      <text:p text:style-name="Standard">| <text:s/>4 | John <text:s text:c="2"/>| Java <text:s text:c="2"/>| 2023-03-02 |</text:p>
      <text:p text:style-name="Standard">| <text:s/>5 | Smith <text:s/>| C++ <text:s text:c="3"/>| 2023-12-02 |</text:p>
      <text:p text:style-name="Standard">| <text:s/>6 | Johan <text:s/>| Python | 2023-09-09 |</text:p>
      <text:p text:style-name="Standard">+----+--------+--------+------------+</text:p>
      <text:p text:style-name="Standard">6 rows in set (0.001 sec)</text:p>
      <text:p text:style-name="Standard"/>
      <text:p text:style-name="Standard"/>
      <text:p text:style-name="Standard"/>
      <text:p text:style-name="Standard">create table library_audit(id int primary key, name varchar(20), book varchar(20), issueDate date, action varchar(20));</text:p>
      <text:p text:style-name="Standard">Query OK, 0 rows affected (0.164 sec)</text:p>
      <text:p text:style-name="Standard"/>
      <text:p text:style-name="Standard">create trigger before_library_update</text:p>
      <text:p text:style-name="Standard"><text:s text:c="4"/>-&gt; before update on library</text:p>
      <text:p text:style-name="Standard"><text:s text:c="4"/>-&gt; for each row</text:p>
      <text:p text:style-name="Standard"><text:s text:c="4"/>-&gt; insert into library_audit</text:p>
      <text:p text:style-name="Standard"><text:s text:c="4"/>-&gt; set id = old.id,</text:p>
      <text:p text:style-name="Standard"><text:s text:c="4"/>-&gt; name = old.name,</text:p>
      <text:p text:style-name="Standard"><text:s text:c="4"/>-&gt; book = old.book,</text:p>
      <text:p text:style-name="Standard"><text:s text:c="4"/>-&gt; issueDate = old.issueDate,</text:p>
      <text:p text:style-name="Standard"><text:s text:c="4"/>-&gt; action = "UPDATED";</text:p>
      <text:p text:style-name="Standard">Query OK, 0 rows affected (0.059 sec)</text:p>
      <text:p text:style-name="Standard"/>
      <text:p text:style-name="Standard"/>
      <text:p text:style-name="Standard">MariaDB [te31421_db]&gt; update library set book = "AI/ML" where id = 1;</text:p>
      <text:p text:style-name="Standard">Query OK, 1 row affected (0.031 sec)</text:p>
      <text:p text:style-name="Standard">Rows matched: 1 <text:s/>Changed: 1 <text:s/>Warnings: 0</text:p>
      <text:p text:style-name="Standard"/>
      <text:p text:style-name="Standard">MariaDB [te31421_db]&gt; update library set book = "Software Engineering" where id = 6;</text:p>
      <text:p text:style-name="Standard">Query OK, 1 row affected (0.024 sec)</text:p>
      <text:p text:style-name="Standard">Rows matched: 1 <text:s/>Changed: 1 <text:s/>Warnings: 0</text:p>
      <text:p text:style-name="Standard"/>
      <text:p text:style-name="Standard"/>
      <text:p text:style-name="Standard"/>
      <text:p text:style-name="Standard"><text:soft-page-break/>MariaDB [te31421_db]&gt; select * from library_audit;</text:p>
      <text:p text:style-name="Standard">+----+-------+--------+------------+---------+</text:p>
      <text:p text:style-name="Standard">| id | name <text:s/>| book <text:s text:c="2"/>| issueDate <text:s/>| action <text:s/>|</text:p>
      <text:p text:style-name="Standard">+----+-------+--------+------------+---------+</text:p>
      <text:p text:style-name="Standard">| <text:s/>1 | Akash | CNS <text:s text:c="3"/>| 2023-05-22 | UPDATED |</text:p>
      <text:p text:style-name="Standard">| <text:s/>6 | Johan | Python | 2023-09-09 | UPDATED |</text:p>
      <text:p text:style-name="Standard">+----+-------+--------+------------+---------+</text:p>
      <text:p text:style-name="Standard">2 rows in set (0.001 sec)</text:p>
      <text:p text:style-name="Standard"/>
      <text:p text:style-name="Standard"/>
      <text:p text:style-name="Standard">MariaDB [te31421_db]&gt; create trigger after_library_insert </text:p>
      <text:p text:style-name="Standard"><text:s text:c="4"/>-&gt; after insert </text:p>
      <text:p text:style-name="Standard"><text:s text:c="4"/>-&gt; on library for each row</text:p>
      <text:p text:style-name="Standard"><text:s text:c="4"/>-&gt; insert into library_audit </text:p>
      <text:p text:style-name="Standard"><text:s text:c="4"/>-&gt; set id = new.id,</text:p>
      <text:p text:style-name="Standard"><text:s text:c="4"/>-&gt; name = new.name,</text:p>
      <text:p text:style-name="Standard"><text:s text:c="4"/>-&gt; book = new.book,</text:p>
      <text:p text:style-name="Standard"><text:s text:c="4"/>-&gt; issueDate = new.issueDate,</text:p>
      <text:p text:style-name="Standard"><text:s text:c="4"/>-&gt; action = "INSERTED";</text:p>
      <text:p text:style-name="Standard">Query OK, 0 rows affected (0.051 sec)</text:p>
      <text:p text:style-name="Standard"/>
      <text:p text:style-name="Standard">MariaDB [te31421_db]&gt; insert into library values(7,"Williams","BlockChain","2023-7-16");</text:p>
      <text:p text:style-name="Standard">Query OK, 1 row affected (0.051 sec)</text:p>
      <text:p text:style-name="Standard"/>
      <text:p text:style-name="Standard">MariaDB [te31421_db]&gt; select * from library_audit</text:p>
      <text:p text:style-name="Standard"><text:s text:c="4"/>-&gt; ;</text:p>
      <text:p text:style-name="Standard">+----+----------+------------+------------+----------+</text:p>
      <text:p text:style-name="Standard">| id | name <text:s text:c="4"/>| book <text:s text:c="6"/>| issueDate <text:s/>| action <text:s text:c="2"/>|</text:p>
      <text:p text:style-name="Standard">+----+----------+------------+------------+----------+</text:p>
      <text:p text:style-name="Standard">| <text:s/>1 | Akash <text:s text:c="3"/>| CNS <text:s text:c="7"/>| 2023-05-22 | UPDATED <text:s/>|</text:p>
      <text:p text:style-name="Standard">| <text:s/>6 | Johan <text:s text:c="3"/>| Python <text:s text:c="4"/>| 2023-09-09 | UPDATED <text:s/>|</text:p>
      <text:p text:style-name="Standard">| <text:s/>7 | Williams | BlockChain | 2023-07-16 | INSERTED |</text:p>
      <text:p text:style-name="Standard">+----+----------+------------+------------+----------+</text:p>
      <text:p text:style-name="Standard">3 rows in set (0.001 sec)</text:p>
      <text:p text:style-name="Standard"/>
      <text:p text:style-name="Standard"/>
      <text:p text:style-name="Standard"/>
      <text:p text:style-name="Standard"/>
      <text:p text:style-name="Standard">MariaDB [te31421_db]&gt; create trigger before_library_delete</text:p>
      <text:p text:style-name="Standard"><text:s text:c="4"/>-&gt; before delete</text:p>
      <text:p text:style-name="Standard"><text:s text:c="4"/>-&gt; on library for each row</text:p>
      <text:p text:style-name="Standard"><text:s text:c="4"/>-&gt; insert into library_audit</text:p>
      <text:p text:style-name="Standard"><text:s text:c="4"/>-&gt; set id = old.id,</text:p>
      <text:p text:style-name="Standard"><text:s text:c="4"/>-&gt; name = old.name,</text:p>
      <text:p text:style-name="Standard"><text:s text:c="4"/>-&gt; book = old.book,</text:p>
      <text:p text:style-name="Standard"><text:s text:c="4"/>-&gt; issueDate = old.issueDate,</text:p>
      <text:p text:style-name="Standard"><text:s text:c="4"/>-&gt; action = "DELETED";</text:p>
      <text:p text:style-name="Standard">Query OK, 0 rows affected (0.056 sec)</text:p>
      <text:p text:style-name="Standard"/>
      <text:p text:style-name="Standard"><text:soft-page-break/>MariaDB [te31421_db]&gt; delete from library where id = 4;</text:p>
      <text:p text:style-name="Standard">Query OK, 1 row affected (0.036 sec)</text:p>
      <text:p text:style-name="Standard"/>
      <text:p text:style-name="Standard">MariaDB [te31421_db]&gt; select * from library_audit;</text:p>
      <text:p text:style-name="Standard">+----+----------+------------+------------+----------+</text:p>
      <text:p text:style-name="Standard">| id | name <text:s text:c="4"/>| book <text:s text:c="6"/>| issueDate <text:s/>| action <text:s text:c="2"/>|</text:p>
      <text:p text:style-name="Standard">+----+----------+------------+------------+----------+</text:p>
      <text:p text:style-name="Standard">| <text:s/>1 | Akash <text:s text:c="3"/>| CNS <text:s text:c="7"/>| 2023-05-22 | UPDATED <text:s/>|</text:p>
      <text:p text:style-name="Standard">| <text:s/>4 | John <text:s text:c="4"/>| Java <text:s text:c="6"/>| 2023-03-02 | DELETED <text:s/>|</text:p>
      <text:p text:style-name="Standard">| <text:s/>6 | Johan <text:s text:c="3"/>| Python <text:s text:c="4"/>| 2023-09-09 | UPDATED <text:s/>|</text:p>
      <text:p text:style-name="Standard">| <text:s/>7 | Williams | BlockChain | 2023-07-16 | INSERTED |</text:p>
      <text:p text:style-name="Standard">+----+----------+------------+------------+----------+</text:p>
      <text:p text:style-name="Standard">4 rows in set (0.001 sec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15:00:25.074701813</meta:creation-date>
    <dc:date>2023-09-25T15:24:31.865780224</dc:date>
    <meta:editing-duration>PT3M39S</meta:editing-duration>
    <meta:editing-cycles>1</meta:editing-cycles>
    <meta:document-statistic meta:table-count="0" meta:image-count="0" meta:object-count="0" meta:page-count="3" meta:paragraph-count="85" meta:word-count="571" meta:character-count="3614" meta:non-whitespace-character-count="2955"/>
    <meta:generator>LibreOffice/6.4.7.2$Linux_X86_64 LibreOffice_project/40$Build-2</meta:generator>
  </office:meta>
</office:document-meta>
</file>